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61fd97" officeooo:paragraph-rsid="0461fd97" style:font-weight-asian="normal" style:font-weight-complex="normal"/>
    </style:style>
    <style:style style:name="P4" style:family="paragraph" style:parent-style-name="Text_20_body">
      <style:text-properties officeooo:rsid="04645d1a" officeooo:paragraph-rsid="0460ee52"/>
    </style:style>
    <style:style style:name="P5" style:family="paragraph" style:parent-style-name="Text_20_body">
      <style:text-properties officeooo:rsid="04640b41" officeooo:paragraph-rsid="04640b41"/>
    </style:style>
    <style:style style:name="P6" style:family="paragraph" style:parent-style-name="Text_20_body">
      <style:paragraph-properties fo:margin-top="0in" fo:margin-bottom="0in" loext:contextual-spacing="false"/>
      <style:text-properties fo:font-weight="normal" officeooo:rsid="046b1174" officeooo:paragraph-rsid="0460ee52" style:font-weight-asian="normal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weight="normal" officeooo:rsid="046b1174" officeooo:paragraph-rsid="046c7108" style:font-weight-asian="normal" style:font-weight-complex="normal"/>
    </style:style>
    <style:style style:name="P8" style:family="paragraph" style:parent-style-name="Text_20_body">
      <style:paragraph-properties fo:margin-top="0in" fo:margin-bottom="0in" loext:contextual-spacing="false"/>
      <style:text-properties fo:font-weight="bold" officeooo:rsid="047017fe" officeooo:paragraph-rsid="0460ee52" style:font-weight-asian="bold" style:font-weight-complex="bold"/>
    </style:style>
    <style:style style:name="P9" style:family="paragraph" style:parent-style-name="Text_20_body">
      <style:paragraph-properties fo:margin-top="0in" fo:margin-bottom="0in" loext:contextual-spacing="false"/>
      <style:text-properties fo:font-weight="bold" officeooo:rsid="046b1174" officeooo:paragraph-rsid="0460ee52" style:font-weight-asian="bold" style:font-weight-complex="bold"/>
    </style:style>
    <style:style style:name="P10" style:family="paragraph" style:parent-style-name="Heading_20_1">
      <style:text-properties officeooo:rsid="046258e7" officeooo:paragraph-rsid="0460ee52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officeooo:rsid="04640b41" officeooo:paragraph-rsid="046696c1"/>
    </style:style>
    <style:style style:name="P12" style:family="paragraph" style:parent-style-name="Text_20_body" style:list-style-name="L1">
      <style:paragraph-properties fo:margin-top="0in" fo:margin-bottom="0in" loext:contextual-spacing="false"/>
      <style:text-properties officeooo:rsid="046912bb" officeooo:paragraph-rsid="046912bb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officeooo:rsid="046696c1" officeooo:paragraph-rsid="046696c1"/>
    </style:style>
    <style:style style:name="P14" style:family="paragraph" style:parent-style-name="Text_20_body" style:list-style-name="L1">
      <style:paragraph-properties fo:margin-top="0in" fo:margin-bottom="0in" loext:contextual-spacing="false"/>
      <style:text-properties officeooo:rsid="046696c1" officeooo:paragraph-rsid="047bbce6"/>
    </style:style>
    <style:style style:name="P15" style:family="paragraph" style:parent-style-name="Text_20_body" style:list-style-name="L1">
      <style:paragraph-properties fo:margin-top="0in" fo:margin-bottom="0in" loext:contextual-spacing="false"/>
      <style:text-properties officeooo:paragraph-rsid="04798fee"/>
    </style:style>
    <style:style style:name="P16" style:family="paragraph" style:parent-style-name="Text_20_body" style:list-style-name="L1">
      <style:paragraph-properties fo:margin-top="0in" fo:margin-bottom="0in" loext:contextual-spacing="false"/>
      <style:text-properties officeooo:paragraph-rsid="047a37a4"/>
    </style:style>
    <style:style style:name="P17" style:family="paragraph" style:parent-style-name="Text_20_body" style:list-style-name="L1">
      <style:paragraph-properties fo:margin-top="0in" fo:margin-bottom="0in" loext:contextual-spacing="false"/>
      <style:text-properties officeooo:paragraph-rsid="047bbce6"/>
    </style:style>
    <style:style style:name="P18" style:family="paragraph" style:parent-style-name="Text_20_body" style:list-style-name="L1">
      <style:paragraph-properties fo:margin-top="0in" fo:margin-bottom="0in" loext:contextual-spacing="false"/>
      <style:text-properties officeooo:rsid="0467e6dc" officeooo:paragraph-rsid="0467e6dc"/>
    </style:style>
    <style:style style:name="P19" style:family="paragraph" style:parent-style-name="Text_20_body" style:list-style-name="L1">
      <style:paragraph-properties fo:margin-top="0in" fo:margin-bottom="0in" loext:contextual-spacing="false"/>
      <style:text-properties officeooo:rsid="0467e6dc" officeooo:paragraph-rsid="04697b33"/>
    </style:style>
    <style:style style:name="P20" style:family="paragraph" style:parent-style-name="Text_20_body" style:list-style-name="L1">
      <style:paragraph-properties fo:margin-top="0in" fo:margin-bottom="0in" loext:contextual-spacing="false"/>
      <style:text-properties officeooo:rsid="04697b33" officeooo:paragraph-rsid="04697b33"/>
    </style:style>
    <style:style style:name="P21" style:family="paragraph" style:parent-style-name="Text_20_body" style:list-style-name="L2">
      <style:paragraph-properties fo:margin-top="0in" fo:margin-bottom="0in" loext:contextual-spacing="false"/>
      <style:text-properties fo:font-weight="normal" officeooo:rsid="04723082" officeooo:paragraph-rsid="04723082" style:font-weight-asian="normal" style:font-weight-complex="normal"/>
    </style:style>
    <style:style style:name="P22" style:family="paragraph" style:parent-style-name="Text_20_body" style:list-style-name="L2">
      <style:paragraph-properties fo:margin-top="0in" fo:margin-bottom="0in" loext:contextual-spacing="false"/>
      <style:text-properties fo:font-weight="normal" officeooo:rsid="046c7108" officeooo:paragraph-rsid="046c7108" style:font-weight-asian="normal" style:font-weight-complex="normal"/>
    </style:style>
    <style:style style:name="P23" style:family="paragraph" style:parent-style-name="Text_20_body" style:list-style-name="L2">
      <style:paragraph-properties fo:margin-top="0in" fo:margin-bottom="0in" loext:contextual-spacing="false"/>
      <style:text-properties fo:font-weight="normal" officeooo:rsid="046e8578" officeooo:paragraph-rsid="046e8578" style:font-weight-asian="normal" style:font-weight-complex="normal"/>
    </style:style>
    <style:style style:name="P24" style:family="paragraph" style:parent-style-name="Text_20_body" style:list-style-name="L3">
      <style:paragraph-properties fo:margin-top="0in" fo:margin-bottom="0in" loext:contextual-spacing="false"/>
      <style:text-properties fo:font-weight="normal" officeooo:rsid="046eef3d" officeooo:paragraph-rsid="046eef3d" style:font-weight-asian="normal" style:font-weight-complex="normal"/>
    </style:style>
    <style:style style:name="P25" style:family="paragraph" style:parent-style-name="Text_20_body" style:list-style-name="L3">
      <style:paragraph-properties fo:margin-top="0in" fo:margin-bottom="0in" loext:contextual-spacing="false"/>
      <style:text-properties fo:font-weight="normal" officeooo:rsid="0470e576" officeooo:paragraph-rsid="0470e576" style:font-weight-asian="normal" style:font-weight-complex="normal"/>
    </style:style>
    <style:style style:name="T1" style:family="text">
      <style:text-properties fo:font-weight="bold" officeooo:rsid="046b1174" style:font-weight-asian="bold" style:font-weight-complex="bold"/>
    </style:style>
    <style:style style:name="T2" style:family="text">
      <style:text-properties fo:font-weight="bold" officeooo:rsid="047e4e72" style:font-weight-asian="bold" style:font-weight-complex="bold"/>
    </style:style>
    <style:style style:name="T3" style:family="text">
      <style:text-properties officeooo:rsid="0461fd97"/>
    </style:style>
    <style:style style:name="T4" style:family="text">
      <style:text-properties officeooo:rsid="046251eb"/>
    </style:style>
    <style:style style:name="T5" style:family="text">
      <style:text-properties officeooo:rsid="046696c1"/>
    </style:style>
    <style:style style:name="T6" style:family="text">
      <style:text-properties officeooo:rsid="04697b33"/>
    </style:style>
    <style:style style:name="T7" style:family="text">
      <style:text-properties officeooo:rsid="046c7108"/>
    </style:style>
    <style:style style:name="T8" style:family="text">
      <style:text-properties officeooo:rsid="046f009e"/>
    </style:style>
    <style:style style:name="T9" style:family="text">
      <style:text-properties officeooo:rsid="0471b0ed"/>
    </style:style>
    <style:style style:name="T10" style:family="text">
      <style:text-properties officeooo:rsid="0472c579"/>
    </style:style>
    <style:style style:name="T11" style:family="text">
      <style:text-properties officeooo:rsid="04747daa"/>
    </style:style>
    <style:style style:name="T12" style:family="text">
      <style:text-properties officeooo:rsid="0475d139"/>
    </style:style>
    <style:style style:name="T13" style:family="text">
      <style:text-properties officeooo:rsid="04795225"/>
    </style:style>
    <style:style style:name="T14" style:family="text">
      <style:text-properties fo:color="#000000" style:font-name="Droid Sans Mono" fo:font-size="10.5pt" fo:font-weight="normal" fo:background-color="#ffffff" loext:char-shading-value="0"/>
    </style:style>
    <style:style style:name="T15" style:family="text">
      <style:text-properties fo:color="#000000" style:font-name="Droid Sans Mono" fo:font-size="10.5pt" fo:font-weight="normal" officeooo:rsid="047a37a4" fo:background-color="#ffffff" loext:char-shading-value="0"/>
    </style:style>
    <style:style style:name="T16" style:family="text">
      <style:text-properties fo:color="#000000" style:font-name="Droid Sans Mono" fo:font-size="10.5pt" fo:font-weight="normal" officeooo:rsid="047bbce6" fo:background-color="#ffffff" loext:char-shading-value="0"/>
    </style:style>
    <style:style style:name="T17" style:family="text">
      <style:text-properties fo:color="#000000" style:font-name="Droid Sans Mono" fo:font-size="10.5pt" style:text-underline-style="solid" style:text-underline-width="auto" style:text-underline-color="font-color" fo:font-weight="normal" fo:background-color="#ffffff" loext:char-shading-value="0"/>
    </style:style>
    <style:style style:name="T18" style:family="text">
      <style:text-properties officeooo:rsid="047bbce6"/>
    </style:style>
    <style:style style:name="T19" style:family="text">
      <style:text-properties officeooo:rsid="0481b88b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פרוייקט: <text:span text:style-name="T3">מימוש אלגוריתמי חלוקה הוגנת</text:span></text:h>
      <text:p text:style-name="P3"><text:span text:style-name="T4">ה</text:span>אלגוריתם <text:span text:style-name="T4">הפשוט ביותר ל</text:span>חלוקה הוגנת <text:span text:style-name="T4">הוא האלגוריתם הידוע לחלוקת-עוגה בין שני ילדים: אחד הילדים חותך את העוגה לשני חלקים, והשני בוחר את החלק שהוא מעדיף. </text:span></text:p>
      <text:p text:style-name="P5">בשנים האחרונות, המחקר בתחום התפתח באופן מדהים, ופותחו אלגוריתמים משוכללים המאפשרים לפתור ביעילות בעיות רבות של חלוקה הוגנת.</text:p>
      <text:p text:style-name="P5">בפרוייקט זה יש לכם הזדמנות להשתתף בקידום המחקר בתחום: לממש אלגוריתמים חדשניים לחלוקה הוגנת, להדגים אותם ולקדם את יישומם במציאות.</text:p>
      <text:p text:style-name="P4"><text:span text:style-name="T1">מה </text:span><text:span text:style-name="T2">תצטרכו</text:span><text:span text:style-name="T1"> לעשות?</text:span></text:p>
      <text:list xml:id="list3086590396" text:style-name="L1">
        <text:list-item>
          <text:p text:style-name="P11">ללמוד על אלגוריתם חדש לחלוקה הוגנת. קיימים מספר <text:span text:style-name="T5">אלגוריתמים לבחירתכם, לדוגמה:</text:span></text:p>
          <text:list>
            <text:list-item>
              <text:p text:style-name="P12">חלוקה הוגנת של חפצים בין שותפים או יורשים;</text:p>
            </text:list-item>
            <text:list-item>
              <text:p text:style-name="P13">חלוקה הוגנת של תיקים בממשלה בין מפלגות;</text:p>
            </text:list-item>
            <text:list-item>
              <text:p text:style-name="P13">חלוקה הוגנת של תקציב בין פרוייקטים עירוניים;</text:p>
            </text:list-item>
            <text:list-item>
              <text:p text:style-name="P14">החלפה הוגנת של תורנויות;</text:p>
            </text:list-item>
            <text:list-item>
              <text:p text:style-name="P15"><text:span text:style-name="T13">חלוקה הוגנת של חשמל בין בתים בכפרים באפריקה </text:span><text:span text:style-name="T14">(</text:span><text:a xlink:type="simple" xlink:href="https://www.ijcai.org/proceedings/2018/0220.pdf" text:style-name="Internet_20_link" text:visited-style-name="Visited_20_Internet_20_Link">https://www.ijcai.org/proceedings/2018/0220.pdf</text:a><text:span text:style-name="T17"> </text:span><text:span text:style-name="T14">)</text:span><text:span text:style-name="T16">;</text:span></text:p>
            </text:list-item>
            <text:list-item>
              <text:p text:style-name="P16"><text:span text:style-name="T15">חלוקה הוגנת דו-ממדית של חפצים בדידים </text:span><text:span text:style-name="T14">( </text:span><text:a xlink:type="simple" xlink:href="https://arxiv.org/abs/1510.02132" text:style-name="Internet_20_link" text:visited-style-name="Visited_20_Internet_20_Link">https://arxiv.org/abs/1510.02132</text:a><text:span text:style-name="T17"> </text:span><text:span text:style-name="T14">)</text:span><text:span text:style-name="T16">;</text:span></text:p>
            </text:list-item>
            <text:list-item>
              <text:p text:style-name="P17"><text:span text:style-name="T18">חלוקה הוגנת תוך שמירה על פרטיות </text:span><text:span text:style-name="T14">(</text:span><text:a xlink:type="simple" xlink:href="https://arxiv.org/abs/1810.06913" text:style-name="Internet_20_link" text:visited-style-name="Visited_20_Internet_20_Link">https://arxiv.org/abs/1810.06913</text:a><text:span text:style-name="T17"> </text:span><text:span text:style-name="T14">);</text:span><text:span text:style-name="T18"> <text:line-break/></text:span></text:p>
            </text:list-item>
          </text:list>
        </text:list-item>
        <text:list-item>
          <text:p text:style-name="P18"><text:span text:style-name="T6">לתכנת </text:span>את האלגוריתם הנבחר – <text:span text:style-name="T6">רצוי </text:span>בשפת פייתון.<text:line-break/></text:p>
        </text:list-item>
        <text:list-item>
          <text:p text:style-name="P19">להריץ את האלגוריתם <text:span text:style-name="T6">על קלטים מלאכותיים שנייצר באקראי, וכן על קלטים אמיתיים שאספנו.<text:line-break/></text:span></text:p>
        </text:list-item>
        <text:list-item>
          <text:p text:style-name="P20">לבנות אתר אינטרנט להדגמת האלגוריתם.<text:line-break/></text:p>
        </text:list-item>
      </text:list>
      <text:p text:style-name="P8">הפרוייקט מיועד לסטודנטים ש-</text:p>
      <text:list xml:id="list2982828894" text:style-name="L2">
        <text:list-item>
          <text:p text:style-name="P21">אוהבים מחקר ופיתוח אלגוריתמים; <text:span text:style-name="T7">עדיפות לסטודנטים שהצליחו בקורס "אלגוריתמים כלכליים".</text:span></text:p>
        </text:list-item>
        <text:list-item>
          <text:p text:style-name="P22">רוצים להשפיע לטובה על החברה <text:span text:style-name="T9">וה</text:span>מדינה.</text:p>
        </text:list-item>
        <text:list-item>
          <text:p text:style-name="P23">אוהבים ללמוד שפות <text:span text:style-name="T10">וטכנולוגיות חדשות.</text:span></text:p>
        </text:list-item>
      </text:list>
      <text:p text:style-name="P7"/>
      <text:p text:style-name="P7"/>
      <text:p text:style-name="P9">מה יוצא לכם מזה?</text:p>
      <text:list xml:id="list927342005" text:style-name="L3">
        <text:list-item>
          <text:p text:style-name="P24">פרוייקט <text:span text:style-name="T19">מחקרי</text:span>, עם אפשרות להמשיך לתואר שני.</text:p>
        </text:list-item>
        <text:list-item>
          <text:p text:style-name="P24">ניסיון בבניית אתר אינטרנט מורכב המשלב טכנולוגיות שונות – קוד צד-שרת בפייתון, קוד צד-לקוח ב-Javascript.</text:p>
        </text:list-item>
        <text:list-item>
          <text:p text:style-name="P25">השתתפות בפרוייקט קוד פתוח <text:span text:style-name="T12">ברמה גבוהה</text:span>, <text:span text:style-name="T11">שתוכלו</text:span> <text:span text:style-name="T8">להציג אחר-כך בראיון עבודה.</text:span>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19-11-02T20:41:01.792000000</dc:date>
    <meta:editing-duration>P8DT9H7M58S</meta:editing-duration>
    <meta:editing-cycles>1050</meta:editing-cycles>
    <meta:document-statistic meta:table-count="0" meta:image-count="0" meta:object-count="0" meta:page-count="1" meta:paragraph-count="26" meta:word-count="245" meta:character-count="1532" meta:non-whitespace-character-count="1322"/>
  </office:meta>
</office:document-meta>
</file>